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Nirmala UI" officeooo:rsid="00199f3e" officeooo:paragraph-rsid="00199f3e"/>
    </style:style>
    <style:style style:name="P2" style:family="paragraph" style:parent-style-name="Standard">
      <style:paragraph-properties fo:text-align="start" style:justify-single-word="false"/>
      <style:text-properties style:font-name="Nirmala UI" officeooo:rsid="001aec66" officeooo:paragraph-rsid="001aec66"/>
    </style:style>
    <style:style style:name="P3" style:family="paragraph" style:parent-style-name="Standard">
      <style:paragraph-properties fo:text-align="start" style:justify-single-word="false"/>
      <style:text-properties style:font-name="Nirmala UI" fo:font-weight="bold" officeooo:rsid="001aec66" officeooo:paragraph-rsid="001aec66" style:font-weight-asian="bold" style:font-weight-complex="bold"/>
    </style:style>
    <style:style style:name="P4" style:family="paragraph" style:parent-style-name="Standard">
      <style:paragraph-properties fo:text-align="start" style:justify-single-word="false"/>
      <style:text-properties style:font-name="Nirmala UI" fo:font-weight="bold" officeooo:rsid="00221bc1" officeooo:paragraph-rsid="00221bc1" style:font-weight-asian="bold" style:font-weight-complex="bold"/>
    </style:style>
    <style:style style:name="P5" style:family="paragraph" style:parent-style-name="Standard">
      <style:paragraph-properties fo:text-align="start" style:justify-single-word="false"/>
      <style:text-properties style:font-name="Nirmala UI" fo:font-weight="bold" officeooo:rsid="00221bc1" officeooo:paragraph-rsid="002b2714" style:font-weight-asian="bold" style:font-weight-complex="bold"/>
    </style:style>
    <style:style style:name="P6" style:family="paragraph" style:parent-style-name="Standard">
      <style:paragraph-properties fo:text-align="start" style:justify-single-word="false"/>
      <style:text-properties style:font-name="Nirmala UI" fo:font-weight="bold" officeooo:rsid="0028b68c" officeooo:paragraph-rsid="0028b68c" style:font-weight-asian="bold" style:font-weight-complex="bold"/>
    </style:style>
    <style:style style:name="P7" style:family="paragraph" style:parent-style-name="Standard">
      <style:paragraph-properties fo:text-align="start" style:justify-single-word="false"/>
      <style:text-properties style:font-name="Nirmala UI" fo:font-weight="normal" officeooo:rsid="001aec66" officeooo:paragraph-rsid="001aec66" style:font-weight-asian="normal" style:font-weight-complex="normal"/>
    </style:style>
    <style:style style:name="P8" style:family="paragraph" style:parent-style-name="Standard">
      <style:paragraph-properties fo:text-align="start" style:justify-single-word="false"/>
      <style:text-properties style:font-name="Nirmala UI" fo:font-weight="normal" officeooo:rsid="00221bc1" officeooo:paragraph-rsid="00221bc1" style:font-weight-asian="normal" style:font-weight-complex="normal"/>
    </style:style>
    <style:style style:name="P9" style:family="paragraph" style:parent-style-name="Standard">
      <style:paragraph-properties fo:text-align="start" style:justify-single-word="false"/>
      <style:text-properties style:font-name="Nirmala UI" fo:font-weight="normal" officeooo:rsid="002b36c4" officeooo:paragraph-rsid="002b36c4" style:font-weight-asian="normal" style:font-weight-complex="normal"/>
    </style:style>
    <style:style style:name="P10" style:family="paragraph" style:parent-style-name="Standard">
      <style:paragraph-properties fo:text-align="start" style:justify-single-word="false"/>
      <style:text-properties style:font-name="Nirmala UI" fo:font-weight="bold" officeooo:rsid="002b36c4" officeooo:paragraph-rsid="002b36c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759" style:font-weight-asian="normal" style:font-weight-complex="normal"/>
    </style:style>
    <style:style style:name="T3" style:family="text">
      <style:text-properties fo:font-weight="normal" officeooo:rsid="001e2572" style:font-weight-asian="normal" style:font-weight-complex="normal"/>
    </style:style>
    <style:style style:name="T4" style:family="text">
      <style:text-properties fo:font-weight="normal" officeooo:rsid="002358ab" style:font-weight-asian="normal" style:font-weight-complex="normal"/>
    </style:style>
    <style:style style:name="T5" style:family="text">
      <style:text-properties fo:font-weight="normal" officeooo:rsid="0023e543" style:font-weight-asian="normal" style:font-weight-complex="normal"/>
    </style:style>
    <style:style style:name="T6" style:family="text">
      <style:text-properties fo:font-weight="normal" officeooo:rsid="00249b2c" style:font-weight-asian="normal" style:font-weight-complex="normal"/>
    </style:style>
    <style:style style:name="T7" style:family="text">
      <style:text-properties fo:font-weight="normal" officeooo:rsid="0025b747" style:font-weight-asian="normal" style:font-weight-complex="normal"/>
    </style:style>
    <style:style style:name="T8" style:family="text">
      <style:text-properties fo:font-weight="normal" officeooo:rsid="00292de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Cracking Passwords and Extracting Stego Message</text:p>
      <text:p text:style-name="P1"/>
      <text:p text:style-name="P2">Daniel Rovell</text:p>
      <text:p text:style-name="P2"/>
      <text:p text:style-name="P3">Procedure</text:p>
      <text:p text:style-name="P3"><text:span text:style-name="T1">To crack the passwords of the zip I found a line of code to generate all permutations of 5 letter lowercase words. Then I iterate through the list hashing each word and comparing it to the passwords. When all three are found the iteration stops and the passwords are printed </text:span><text:span text:style-name="T7">to stdout</text:span><text:span text:style-name="T1">.</text:span></text:p>
      <text:p text:style-name="P7"/>
      <text:p text:style-name="P3"><text:span text:style-name="T1">To extract the message I first installed Python Image Library. Then I use the PIL to extract the pixels of the image from the file "DCIM_2837.png", then specifically the red values. </text:span><text:span text:style-name="T2">After that</text:span><text:span text:style-name="T1"> I convert</text:span><text:span text:style-name="T2">ed</text:span><text:span text:style-name="T1"> the values to binary and strip</text:span><text:span text:style-name="T3">ped</text:span><text:span text:style-name="T1"> the last bits off of the binary. Finally, I convert the binary to characters and output it as 'watermark.txt.'</text:span></text:p>
      <text:p text:style-name="P7"/>
      <text:p text:style-name="P6"><text:span text:style-name="T1">The watermark is "This image is the exclusive property of Sangam Mulmi and is protected under the United States and International Copyright laws. Any unauthorized reproduction, manipulation, or distribution of this image is strictly prohibited. Copyrighted � 2015, Sangam Mulmi." </text:span><text:span text:style-name="T8">repeated over and over.</text:span></text:p>
      <text:p text:style-name="P7"/>
      <text:p text:style-name="P4">Usage</text:p>
      <text:p text:style-name="P8">You will need python 2.7 to run my programs.</text:p>
      <text:p text:style-name="P5"><text:span text:style-name="T1">For "password_cracker.py" just use the following command </text:span><text:span text:style-name="T4">(this on</text:span><text:span text:style-name="T6">e</text:span><text:span text:style-name="T4"> takes a </text:span><text:span text:style-name="T5">minute</text:span><text:span text:style-name="T4">)</text:span><text:span text:style-name="T1">:</text:span></text:p>
      <text:p text:style-name="P8"/>
      <text:p text:style-name="P8">python password_cracker.py</text:p>
      <text:p text:style-name="P8"/>
      <text:p text:style-name="P8">For "message_extractor.py", in the directory with the image file "DCIM_2837.png" run the following command:</text:p>
      <text:p text:style-name="P8"/>
      <text:p text:style-name="P8">python message_extractor.py</text:p>
      <text:p text:style-name="P8"/>
      <text:p text:style-name="P10">Bonus</text:p>
      <text:p text:style-name="P9">Is it:</text:p>
      <text:p text:style-name="P9">Lost and insecure</text:p>
      <text:p text:style-name="P9">You found me, you found me</text:p>
      <text:p text:style-name="P9">Lyin' on the floor</text:p>
      <text:p text:style-name="P9">Surrounded, surrounded</text:p>
      <text:p text:style-name="P9">Why'd you have to wait?</text:p>
      <text:p text:style-name="P9">Where were you? Where were you?</text:p>
      <text:p text:style-name="P9">Just a little late</text:p>
      <text:p text:style-name="P9">You found me, you found me</text:p>
      <text:p text:style-name="P9">-- THE FR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48S</meta:editing-duration>
    <meta:editing-cycles>16</meta:editing-cycles>
    <meta:generator>LibreOffice/5.4.1.2$Windows_X86_64 LibreOffice_project/ea7cb86e6eeb2bf3a5af73a8f7777ac570321527</meta:generator>
    <dc:date>2017-10-16T23:47:42.643000000</dc:date>
    <meta:document-statistic meta:table-count="0" meta:image-count="0" meta:object-count="0" meta:page-count="1" meta:paragraph-count="23" meta:word-count="250" meta:character-count="1518" meta:non-whitespace-character-count="1291"/>
    <meta:user-defined meta:name="Info 1"/>
    <meta:user-defined meta:name="Info 2"/>
    <meta:user-defined meta:name="Info 3"/>
    <meta:user-defined meta:name="Info 4"/>
  </office:meta>
</office:document-meta>
</file>